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176DB5C350CC20143FB.png" manifest:media-type="image/png"/>
  <manifest:file-entry manifest:full-path="Pictures/100002010000028E000001924351B579D40E9EB9.png" manifest:media-type="image/png"/>
  <manifest:file-entry manifest:full-path="Pictures/10000201000001690000002E4206B4BA428FFBD1.png" manifest:media-type="image/png"/>
  <manifest:file-entry manifest:full-path="Pictures/100002010000016300000066603B0F2102042AA9.png" manifest:media-type="image/png"/>
  <manifest:file-entry manifest:full-path="Pictures/10000201000002BB0000016FF89F15A4DEE85474.png" manifest:media-type="image/png"/>
  <manifest:file-entry manifest:full-path="Pictures/10000201000002D900000088BA7463E3A231FD63.png" manifest:media-type="image/png"/>
  <manifest:file-entry manifest:full-path="Pictures/10000201000002D8000000457519A9D275CA39DF.png" manifest:media-type="image/png"/>
  <manifest:file-entry manifest:full-path="Pictures/10000201000002D700000196ADF4CB1209701666.png" manifest:media-type="image/png"/>
  <manifest:file-entry manifest:full-path="Pictures/10000201000002DE0000015060A625FC797AECC7.png" manifest:media-type="image/png"/>
  <manifest:file-entry manifest:full-path="Pictures/10000201000002C1000001595CA55B5099F4A351.png" manifest:media-type="image/png"/>
  <manifest:file-entry manifest:full-path="Pictures/10000201000002D2000000DC831E9775403921EF.png" manifest:media-type="image/png"/>
  <manifest:file-entry manifest:full-path="Pictures/10000201000002DB0000006F4AD9889E2D47D82D.png" manifest:media-type="image/png"/>
  <manifest:file-entry manifest:full-path="Pictures/10000201000002DB00000193077E77998B9669A1.png" manifest:media-type="image/png"/>
  <manifest:file-entry manifest:full-path="Pictures/10000201000002E200000063E471027AB0D8E9EA.png" manifest:media-type="image/png"/>
  <manifest:file-entry manifest:full-path="Pictures/10000201000002DA0000010C6F0920AD7AAABA74.png" manifest:media-type="image/png"/>
  <manifest:file-entry manifest:full-path="Pictures/10000201000002CC000000DBF81DDA83394003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2752in" draw:z-index="0"><draw:image xlink:href="Pictures/10000201000002C1000001595CA55B5099F4A351.png" xlink:type="simple" xlink:show="embed" xlink:actuate="onLoad" loext:mime-type="image/x-vclgraphic"/></draw:frame></text:p>
      <text:p text:style-name="Standard"><draw:frame draw:style-name="fr1" draw:name="Image2" text:anchor-type="paragraph" svg:width="6.6929in" svg:height="3.0634in" draw:z-index="1"><draw:image xlink:href="Pictures/10000201000002DE0000015060A625FC797AECC7.png" xlink:type="simple" xlink:show="embed" xlink:actuate="onLoad" loext:mime-type="image/x-vclgraphic"/></draw:frame></text:p>
      <text:p text:style-name="Standard"><draw:frame draw:style-name="fr1" draw:name="Image3" text:anchor-type="paragraph" svg:width="6.6929in" svg:height="2.039in" draw:z-index="2"><draw:image xlink:href="Pictures/10000201000002D2000000DC831E9775403921EF.png" xlink:type="simple" xlink:show="embed" xlink:actuate="onLoad" loext:mime-type="image/x-vclgraphic"/></draw:frame></text:p>
      <text:p text:style-name="Standard"><draw:frame draw:style-name="fr2" draw:name="Image4" text:anchor-type="paragraph" svg:width="6.6929in" svg:height="3.6898in" draw:z-index="3"><draw:image xlink:href="Pictures/10000201000002DB00000193077E77998B9669A1.png" xlink:type="simple" xlink:show="embed" xlink:actuate="onLoad" loext:mime-type="image/x-vclgraphic"/></draw:frame><text:soft-page-break/></text:p>
      <text:p text:style-name="Standard"><draw:frame draw:style-name="fr1" draw:name="Image5" text:anchor-type="paragraph" svg:width="6.6929in" svg:height="2.4571in" draw:z-index="4"><draw:image xlink:href="Pictures/10000201000002DA0000010C6F0920AD7AAABA74.png" xlink:type="simple" xlink:show="embed" xlink:actuate="onLoad" loext:mime-type="image/x-vclgraphic"/></draw:frame></text:p>
      <text:p text:style-name="Standard"><draw:frame draw:style-name="fr1" draw:name="Image6" text:anchor-type="paragraph" svg:width="6.6929in" svg:height="2.0465in" draw:z-index="5"><draw:image xlink:href="Pictures/10000201000002CC000000DBF81DDA8339400386.png" xlink:type="simple" xlink:show="embed" xlink:actuate="onLoad" loext:mime-type="image/x-vclgraphic"/></draw:frame></text:p>
      <text:p text:style-name="Standard"><draw:frame draw:style-name="fr2" draw:name="Image7" text:anchor-type="paragraph" svg:width="6.6929in" svg:height="3.7374in" draw:z-index="6"><draw:image xlink:href="Pictures/10000201000002D700000196ADF4CB1209701666.png" xlink:type="simple" xlink:show="embed" xlink:actuate="onLoad" loext:mime-type="image/x-vclgraphic"/></draw:frame><text:soft-page-break/></text:p>
      <text:p text:style-name="Standard"><draw:frame draw:style-name="fr1" draw:name="Image8" text:anchor-type="paragraph" svg:width="6.6929in" svg:height="3.5138in" draw:z-index="7"><draw:image xlink:href="Pictures/10000201000002BB0000016FF89F15A4DEE85474.png" xlink:type="simple" xlink:show="embed" xlink:actuate="onLoad" loext:mime-type="image/x-vclgraphic"/></draw:frame></text:p>
      <text:p text:style-name="Standard"><draw:frame draw:style-name="fr3" draw:name="Image9" text:anchor-type="paragraph" svg:width="3.698in" svg:height="1.0626in" draw:z-index="8"><draw:image xlink:href="Pictures/100002010000016300000066603B0F2102042AA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width="6.6929in" svg:height="1.0161in" draw:z-index="9"><draw:image xlink:href="Pictures/10000201000002DB0000006F4AD9889E2D47D82D.png" xlink:type="simple" xlink:show="embed" xlink:actuate="onLoad" loext:mime-type="image/x-vclgraphic"/></draw:frame><text:soft-page-break/></text:p>
      <text:p text:style-name="Standard"/>
      <text:p text:style-name="Standard"><draw:frame draw:style-name="fr1" draw:name="Image11" text:anchor-type="paragraph" svg:width="6.6929in" svg:height="4.1138in" draw:z-index="10"><draw:image xlink:href="Pictures/100002010000028E000001924351B579D40E9EB9.png" xlink:type="simple" xlink:show="embed" xlink:actuate="onLoad" loext:mime-type="image/x-vclgraphic"/></draw:frame></text:p>
      <text:p text:style-name="Standard"><draw:frame draw:style-name="fr1" draw:name="Image12" text:anchor-type="paragraph" svg:width="6.6929in" svg:height="0.6339in" draw:z-index="11"><draw:image xlink:href="Pictures/10000201000002D8000000457519A9D275CA39DF.png" xlink:type="simple" xlink:show="embed" xlink:actuate="onLoad" loext:mime-type="image/x-vclgraphic"/></draw:frame></text:p>
      <text:p text:style-name="Standard"><draw:frame draw:style-name="fr3" draw:name="Image13" text:anchor-type="paragraph" svg:width="3.7602in" svg:height="0.4791in" draw:z-index="12"><draw:image xlink:href="Pictures/10000201000001690000002E4206B4BA428FFBD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14" text:anchor-type="paragraph" svg:width="6.6929in" svg:height="1.2484in" draw:z-index="13"><draw:image xlink:href="Pictures/10000201000002D900000088BA7463E3A231FD63.png" xlink:type="simple" xlink:show="embed" xlink:actuate="onLoad" loext:mime-type="image/x-vclgraphic"/></draw:frame></text:p>
      <text:p text:style-name="Standard"><draw:frame draw:style-name="fr2" draw:name="Image15" text:anchor-type="paragraph" svg:width="6.6929in" svg:height="3.4957in" draw:z-index="14"><draw:image xlink:href="Pictures/10000201000002CC00000176DB5C350CC20143FB.png" xlink:type="simple" xlink:show="embed" xlink:actuate="onLoad" loext:mime-type="image/x-vclgraphic"/></draw:frame><text:soft-page-break/></text:p>
      <text:p text:style-name="Standard"><draw:frame draw:style-name="fr1" draw:name="Image16" text:anchor-type="paragraph" svg:width="6.6929in" svg:height="0.8972in" draw:z-index="15"><draw:image xlink:href="Pictures/10000201000002E200000063E471027AB0D8E9EA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09:55:14.742526180</meta:creation-date>
    <dc:date>2020-11-22T10:19:32.204505957</dc:date>
    <meta:editing-duration>PT3M55S</meta:editing-duration>
    <meta:editing-cycles>1</meta:editing-cycles>
    <meta:document-statistic meta:table-count="0" meta:image-count="16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